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3.034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3.669cm"/>
    </style:style>
    <style:style style:name="co13" style:family="table-column">
      <style:table-column-properties fo:break-before="auto" style:column-width="2.3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1f497d"/>
    </style:style>
    <style:style style:name="ta2" style:family="table" style:master-page-name="PageStyle_5f_VerdeFume">
      <style:table-properties table:display="true" style:writing-mode="lr-tb" table:tab-color="#9bbb59"/>
    </style: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Output" style:data-style-name="N10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Excel_20_Built-in_20_Output" style:data-style-name="N10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Output" style:data-style-name="N10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0.74pt solid #3f3f3f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25" office:value-type="string" calcext:value-type="string">
            <text:p>16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number-columns-repeated="5"/>
          <table:table-cell table:style-name="ce26"/>
          <table:table-cell table:style-name="ce25" table:number-columns-repeated="4"/>
          <table:table-cell table:number-columns-repeated="1010"/>
        </table:table-row>
        <table:table-row table:style-name="ro1">
          <table:table-cell table:style-name="ce25" office:value-type="string" calcext:value-type="string">
            <text:p>16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45" calcext:value-type="float">
            <text:p>45</text:p>
          </table:table-cell>
          <table:table-cell table:style-name="ce25"/>
          <table:table-cell table:style-name="ce26" table:number-columns-repeated="7"/>
          <table:table-cell table:style-name="ce27"/>
          <table:table-cell table:style-name="ce25"/>
          <table:table-cell table:style-name="ce28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17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45" calcext:value-type="float">
            <text:p>4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17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28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18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30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18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0" calcext:value-type="float">
            <text:p>5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28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19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0" calcext:value-type="float">
            <text:p>5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31"/>
          <table:table-cell table:style-name="ce30"/>
          <table:table-cell table:number-columns-repeated="1008"/>
        </table:table-row>
        <table:table-row table:style-name="ro1">
          <table:table-cell table:style-name="ce25" office:value-type="string" calcext:value-type="string">
            <text:p>19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28" table:number-columns-repeated="2"/>
          <table:table-cell table:number-columns-repeated="1008"/>
        </table:table-row>
        <table:table-row table:style-name="ro1">
          <table:table-cell table:style-name="ce25" office:value-type="string" calcext:value-type="string">
            <text:p>20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style-name="ce30"/>
          <table:table-cell table:style-name="ce31"/>
          <table:table-cell table:number-columns-repeated="1008"/>
        </table:table-row>
        <table:table-row table:style-name="ro1">
          <table:table-cell table:style-name="ce25" office:value-type="string" calcext:value-type="string">
            <text:p>20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5" calcext:value-type="float">
            <text:p>5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1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5" calcext:value-type="float">
            <text:p>5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1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2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2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0" calcext:value-type="float">
            <text:p>6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3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0" calcext:value-type="float">
            <text:p>60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3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5" calcext:value-type="float">
            <text:p>6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style-name="ce25" office:value-type="string" calcext:value-type="string">
            <text:p>24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5" calcext:value-type="float">
            <text:p>65</text:p>
          </table:table-cell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5"/>
          <table:table-cell table:style-name="ce26" table:number-columns-repeated="7"/>
          <table:table-cell table:style-name="ce27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7"/>
          <table:table-cell table:style-name="ce32"/>
          <table:table-cell table:style-name="ce33"/>
          <table:table-cell table:number-columns-repeated="100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e" table:style-name="ta2">
        <table:table-column table:style-name="co1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1">
          <table:table-cell table:style-name="ce34" office:value-type="string" calcext:value-type="string" table:number-columns-spanned="13" table:number-rows-spanned="1">
            <text:p>TABELA BOX BLINDEX 4 FOLHAS VERDE/FUMÊ</text:p>
          </table:table-cell>
          <table:covered-table-cell table:number-columns-repeated="11" table:style-name="ce35"/>
          <table:covered-table-cell table:style-name="ce36"/>
          <table:table-cell table:style-name="ce25"/>
          <table:table-cell table:number-columns-repeated="1010"/>
        </table:table-row>
        <table:table-row table:style-name="ro1">
          <table:table-cell table:style-name="ce25" office:value-type="string" calcext:value-type="string">
            <text:p>Medida</text:p>
          </table:table-cell>
          <table:table-cell table:style-name="ce25" office:value-type="string" calcext:value-type="string">
            <text:p>Folhas</text:p>
          </table:table-cell>
          <table:table-cell table:style-name="ce25" office:value-type="string" calcext:value-type="string">
            <text:p>Fixo</text:p>
          </table:table-cell>
          <table:table-cell table:style-name="ce25" office:value-type="string" calcext:value-type="string">
            <text:p>Porta</text:p>
          </table:table-cell>
          <table:table-cell table:style-name="ce25" office:value-type="string" calcext:value-type="string">
            <text:p>M²</text:p>
          </table:table-cell>
          <table:table-cell table:style-name="ce25" office:value-type="string" calcext:value-type="string">
            <text:p>Kit</text:p>
          </table:table-cell>
          <table:table-cell table:style-name="ce25" office:value-type="string" calcext:value-type="string">
            <text:p>Custo</text:p>
          </table:table-cell>
          <table:table-cell table:style-name="ce25" office:value-type="string" calcext:value-type="string">
            <text:p>À Vista Din</text:p>
          </table:table-cell>
          <table:table-cell table:style-name="ce25" office:value-type="string" calcext:value-type="string">
            <text:p>À Vista C</text:p>
          </table:table-cell>
          <table:table-cell table:style-name="ce26" office:value-type="string" calcext:value-type="string">
            <text:p>Parc 4x</text:p>
          </table:table-cell>
          <table:table-cell table:style-name="ce25" office:value-type="string" calcext:value-type="string">
            <text:p>Parc 6x</text:p>
          </table:table-cell>
          <table:table-cell table:style-name="ce25" office:value-type="string" calcext:value-type="string">
            <text:p>Parc 10x</text:p>
          </table:table-cell>
          <table:table-cell table:style-name="ce25" office:value-type="string" calcext:value-type="string">
            <text:p>Parc 12x</text:p>
          </table:table-cell>
          <table:table-cell table:style-name="ce25" office:value-type="string" calcext:value-type="string">
            <text:p>Lucro</text:p>
          </table:table-cell>
          <table:table-cell table:style-name="ce28" office:value-type="string" calcext:value-type="string">
            <text:p>Custo M²</text:p>
          </table:table-cell>
          <table:table-cell table:style-name="ce28" office:value-type="string" calcext:value-type="string">
            <text:p>M.D.O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6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formula="of:=([.C3]*2+[.D3]*2)*180/10000" office:value-type="float" office:value="3.06" calcext:value-type="float">
            <text:p>3,06</text:p>
          </table:table-cell>
          <table:table-cell table:style-name="ce26" office:value-type="float" office:value="95" calcext:value-type="float">
            <text:p>R$95,00</text:p>
          </table:table-cell>
          <table:table-cell table:style-name="ce26" table:formula="of:=([.E3]*[.$O$3])+[.$P$3]+[.F3]" office:value-type="float" office:value="491.82" calcext:value-type="float">
            <text:p>R$491,82</text:p>
          </table:table-cell>
          <table:table-cell table:style-name="ce26" table:formula="of:=[.G3]+[.G3]*[.$P$9]" office:value-type="float" office:value="688.548" calcext:value-type="float">
            <text:p>R$688,55</text:p>
          </table:table-cell>
          <table:table-cell table:style-name="ce26" table:formula="of:=([.H3]/(1-[.$O$5]))" office:value-type="float" office:value="724.329896907217" calcext:value-type="float">
            <text:p>R$724,33</text:p>
          </table:table-cell>
          <table:table-cell table:style-name="ce26" table:formula="of:=([.H3]/(1-[.$P$5]))" office:value-type="float" office:value="745.423838908737" calcext:value-type="float">
            <text:p>R$745,42</text:p>
          </table:table-cell>
          <table:table-cell table:style-name="ce26" table:formula="of:=([.H3]/(1-[.$O$7]))" office:value-type="float" office:value="758.563402005068" calcext:value-type="float">
            <text:p>R$758,56</text:p>
          </table:table-cell>
          <table:table-cell table:style-name="ce26" table:formula="of:=([.H3]/(1-[.$P$7]))" office:value-type="float" office:value="787.632120796157" calcext:value-type="float">
            <text:p>R$787,63</text:p>
          </table:table-cell>
          <table:table-cell table:style-name="ce27" table:formula="of:=([.H3]/(1-[.$O$9]))" office:value-type="float" office:value="802.690603870366" calcext:value-type="float">
            <text:p>R$ 802,69</text:p>
          </table:table-cell>
          <table:table-cell table:style-name="ce27" table:formula="of:=[.H3]-[.G3]" office:value-type="float" office:value="196.728" calcext:value-type="float">
            <text:p>R$ 196,73</text:p>
          </table:table-cell>
          <table:table-cell table:style-name="ce29" table:formula="of:=['file:///home/toledo/PycharmProjects/xlsxReader/tables/Fornecedores.xlsx'#$Planilha.$H$17]" office:value-type="float" office:value="97" calcext:value-type="float">
            <text:p>R$ 97,00</text:p>
          </table:table-cell>
          <table:table-cell table:style-name="ce29" office:value-type="float" office:value="100" calcext:value-type="float">
            <text:p>R$ 100,00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6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45" calcext:value-type="float">
            <text:p>45</text:p>
          </table:table-cell>
          <table:table-cell table:style-name="ce25" table:formula="of:=([.C4]*2+[.D4]*2)*180/10000" office:value-type="float" office:value="3.24" calcext:value-type="float">
            <text:p>3,24</text:p>
          </table:table-cell>
          <table:table-cell table:style-name="ce26" office:value-type="float" office:value="95" calcext:value-type="float">
            <text:p>R$95,00</text:p>
          </table:table-cell>
          <table:table-cell table:style-name="ce26" table:formula="of:=([.E4]*[.$O$3])+[.$P$3]+[.F4]" office:value-type="float" office:value="509.28" calcext:value-type="float">
            <text:p>R$509,28</text:p>
          </table:table-cell>
          <table:table-cell table:style-name="ce26" table:formula="of:=[.G4]+[.G4]*[.$P$9]" office:value-type="float" office:value="712.992" calcext:value-type="float">
            <text:p>R$712,99</text:p>
          </table:table-cell>
          <table:table-cell table:style-name="ce26" table:formula="of:=([.H4]/(1-[.$O$5]))" office:value-type="float" office:value="750.044182621502" calcext:value-type="float">
            <text:p>R$750,04</text:p>
          </table:table-cell>
          <table:table-cell table:style-name="ce26" table:formula="of:=([.H4]/(1-[.$P$5]))" office:value-type="float" office:value="771.886976291004" calcext:value-type="float">
            <text:p>R$771,89</text:p>
          </table:table-cell>
          <table:table-cell table:style-name="ce26" table:formula="of:=([.H4]/(1-[.$O$7]))" office:value-type="float" office:value="785.493004296574" calcext:value-type="float">
            <text:p>R$785,49</text:p>
          </table:table-cell>
          <table:table-cell table:style-name="ce26" table:formula="of:=([.H4]/(1-[.$P$7]))" office:value-type="float" office:value="815.593685655457" calcext:value-type="float">
            <text:p>R$815,59</text:p>
          </table:table-cell>
          <table:table-cell table:style-name="ce27" table:formula="of:=([.H4]/(1-[.$O$9]))" office:value-type="float" office:value="831.186756819772" calcext:value-type="float">
            <text:p>R$ 831,19</text:p>
          </table:table-cell>
          <table:table-cell table:style-name="ce27" table:formula="of:=[.H4]-[.G4]" office:value-type="float" office:value="203.712" calcext:value-type="float">
            <text:p>R$ 203,71</text:p>
          </table:table-cell>
          <table:table-cell table:style-name="ce28" office:value-type="string" calcext:value-type="string">
            <text:p>Tx 1x</text:p>
          </table:table-cell>
          <table:table-cell table:style-name="ce28" office:value-type="string" calcext:value-type="string">
            <text:p>Tx 4x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7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45" calcext:value-type="float">
            <text:p>45</text:p>
          </table:table-cell>
          <table:table-cell table:style-name="ce25" table:formula="of:=([.C5]*2+[.D5]*2)*180/10000" office:value-type="float" office:value="3.24" calcext:value-type="float">
            <text:p>3,24</text:p>
          </table:table-cell>
          <table:table-cell table:style-name="ce26" office:value-type="float" office:value="95" calcext:value-type="float">
            <text:p>R$95,00</text:p>
          </table:table-cell>
          <table:table-cell table:style-name="ce26" table:formula="of:=([.E5]*[.$O$3])+[.$P$3]+[.F5]" office:value-type="float" office:value="509.28" calcext:value-type="float">
            <text:p>R$509,28</text:p>
          </table:table-cell>
          <table:table-cell table:style-name="ce26" table:formula="of:=[.G5]+[.G5]*[.$P$9]" office:value-type="float" office:value="712.992" calcext:value-type="float">
            <text:p>R$712,99</text:p>
          </table:table-cell>
          <table:table-cell table:style-name="ce26" table:formula="of:=([.H5]/(1-[.$O$5]))" office:value-type="float" office:value="750.044182621502" calcext:value-type="float">
            <text:p>R$750,04</text:p>
          </table:table-cell>
          <table:table-cell table:style-name="ce26" table:formula="of:=([.H5]/(1-[.$P$5]))" office:value-type="float" office:value="771.886976291004" calcext:value-type="float">
            <text:p>R$771,89</text:p>
          </table:table-cell>
          <table:table-cell table:style-name="ce26" table:formula="of:=([.H5]/(1-[.$O$7]))" office:value-type="float" office:value="785.493004296574" calcext:value-type="float">
            <text:p>R$785,49</text:p>
          </table:table-cell>
          <table:table-cell table:style-name="ce26" table:formula="of:=([.H5]/(1-[.$P$7]))" office:value-type="float" office:value="815.593685655457" calcext:value-type="float">
            <text:p>R$815,59</text:p>
          </table:table-cell>
          <table:table-cell table:style-name="ce27" table:formula="of:=([.H5]/(1-[.$O$9]))" office:value-type="float" office:value="831.186756819772" calcext:value-type="float">
            <text:p>R$ 831,19</text:p>
          </table:table-cell>
          <table:table-cell table:style-name="ce27" table:formula="of:=[.H5]-[.G5]" office:value-type="float" office:value="203.712" calcext:value-type="float">
            <text:p>R$ 203,71</text:p>
          </table:table-cell>
          <table:table-cell table:style-name="ce30" office:value-type="percentage" office:value="0.0494" calcext:value-type="percentage">
            <text:p>4,94%</text:p>
          </table:table-cell>
          <table:table-cell table:style-name="ce30" office:value-type="percentage" office:value="0.0763" calcext:value-type="percentage">
            <text:p>7,63%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7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formula="of:=([.C6]*2+[.D6]*2)*180/10000" office:value-type="float" office:value="3.42" calcext:value-type="float">
            <text:p>3,42</text:p>
          </table:table-cell>
          <table:table-cell table:style-name="ce26" office:value-type="float" office:value="100" calcext:value-type="float">
            <text:p>R$100,00</text:p>
          </table:table-cell>
          <table:table-cell table:style-name="ce26" table:formula="of:=([.E6]*[.$O$3])+[.$P$3]+[.F6]" office:value-type="float" office:value="531.74" calcext:value-type="float">
            <text:p>R$531,74</text:p>
          </table:table-cell>
          <table:table-cell table:style-name="ce26" table:formula="of:=[.G6]+[.G6]*[.$P$9]" office:value-type="float" office:value="744.436" calcext:value-type="float">
            <text:p>R$744,44</text:p>
          </table:table-cell>
          <table:table-cell table:style-name="ce26" table:formula="of:=([.H6]/(1-[.$O$5]))" office:value-type="float" office:value="783.122238586156" calcext:value-type="float">
            <text:p>R$783,12</text:p>
          </table:table-cell>
          <table:table-cell table:style-name="ce26" table:formula="of:=([.H6]/(1-[.$P$5]))" office:value-type="float" office:value="805.92833170943" calcext:value-type="float">
            <text:p>R$805,93</text:p>
          </table:table-cell>
          <table:table-cell table:style-name="ce26" table:formula="of:=([.H6]/(1-[.$O$7]))" office:value-type="float" office:value="820.13440564063" calcext:value-type="float">
            <text:p>R$820,13</text:p>
          </table:table-cell>
          <table:table-cell table:style-name="ce26" table:formula="of:=([.H6]/(1-[.$P$7]))" office:value-type="float" office:value="851.562571493937" calcext:value-type="float">
            <text:p>R$851,56</text:p>
          </table:table-cell>
          <table:table-cell table:style-name="ce27" table:formula="of:=([.H6]/(1-[.$O$9]))" office:value-type="float" office:value="867.84332012124" calcext:value-type="float">
            <text:p>R$ 867,84</text:p>
          </table:table-cell>
          <table:table-cell table:style-name="ce27" table:formula="of:=[.H6]-[.G6]" office:value-type="float" office:value="212.696" calcext:value-type="float">
            <text:p>R$ 212,70</text:p>
          </table:table-cell>
          <table:table-cell table:style-name="ce28" office:value-type="string" calcext:value-type="string">
            <text:p>Tx 6x</text:p>
          </table:table-cell>
          <table:table-cell table:style-name="ce28" office:value-type="string" calcext:value-type="string">
            <text:p>Tx 10x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8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formula="of:=([.C7]*2+[.D7]*2)*180/10000" office:value-type="float" office:value="3.42" calcext:value-type="float">
            <text:p>3,42</text:p>
          </table:table-cell>
          <table:table-cell table:style-name="ce26" office:value-type="float" office:value="100" calcext:value-type="float">
            <text:p>R$100,00</text:p>
          </table:table-cell>
          <table:table-cell table:style-name="ce26" table:formula="of:=([.E7]*[.$O$3])+[.$P$3]+[.F7]" office:value-type="float" office:value="531.74" calcext:value-type="float">
            <text:p>R$531,74</text:p>
          </table:table-cell>
          <table:table-cell table:style-name="ce26" table:formula="of:=[.G7]+[.G7]*[.$P$9]" office:value-type="float" office:value="744.436" calcext:value-type="float">
            <text:p>R$744,44</text:p>
          </table:table-cell>
          <table:table-cell table:style-name="ce26" table:formula="of:=([.H7]/(1-[.$O$5]))" office:value-type="float" office:value="783.122238586156" calcext:value-type="float">
            <text:p>R$783,12</text:p>
          </table:table-cell>
          <table:table-cell table:style-name="ce26" table:formula="of:=([.H7]/(1-[.$P$5]))" office:value-type="float" office:value="805.92833170943" calcext:value-type="float">
            <text:p>R$805,93</text:p>
          </table:table-cell>
          <table:table-cell table:style-name="ce26" table:formula="of:=([.H7]/(1-[.$O$7]))" office:value-type="float" office:value="820.13440564063" calcext:value-type="float">
            <text:p>R$820,13</text:p>
          </table:table-cell>
          <table:table-cell table:style-name="ce26" table:formula="of:=([.H7]/(1-[.$P$7]))" office:value-type="float" office:value="851.562571493937" calcext:value-type="float">
            <text:p>R$851,56</text:p>
          </table:table-cell>
          <table:table-cell table:style-name="ce27" table:formula="of:=([.H7]/(1-[.$O$9]))" office:value-type="float" office:value="867.84332012124" calcext:value-type="float">
            <text:p>R$ 867,84</text:p>
          </table:table-cell>
          <table:table-cell table:style-name="ce27" table:formula="of:=[.H7]-[.G7]" office:value-type="float" office:value="212.696" calcext:value-type="float">
            <text:p>R$ 212,70</text:p>
          </table:table-cell>
          <table:table-cell table:style-name="ce31" office:value-type="percentage" office:value="0.0923" calcext:value-type="percentage">
            <text:p>9%</text:p>
          </table:table-cell>
          <table:table-cell table:style-name="ce30" office:value-type="percentage" office:value="0.1258" calcext:value-type="percentage">
            <text:p>12,58%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8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0" calcext:value-type="float">
            <text:p>50</text:p>
          </table:table-cell>
          <table:table-cell table:style-name="ce25" table:formula="of:=([.C8]*2+[.D8]*2)*180/10000" office:value-type="float" office:value="3.6" calcext:value-type="float">
            <text:p>3,6</text:p>
          </table:table-cell>
          <table:table-cell table:style-name="ce26" office:value-type="float" office:value="100" calcext:value-type="float">
            <text:p>R$100,00</text:p>
          </table:table-cell>
          <table:table-cell table:style-name="ce26" table:formula="of:=([.E8]*[.$O$3])+[.$P$3]+[.F8]" office:value-type="float" office:value="549.2" calcext:value-type="float">
            <text:p>R$549,20</text:p>
          </table:table-cell>
          <table:table-cell table:style-name="ce26" table:formula="of:=[.G8]+[.G8]*[.$P$9]" office:value-type="float" office:value="768.88" calcext:value-type="float">
            <text:p>R$768,88</text:p>
          </table:table-cell>
          <table:table-cell table:style-name="ce26" table:formula="of:=([.H8]/(1-[.$O$5]))" office:value-type="float" office:value="808.836524300442" calcext:value-type="float">
            <text:p>R$808,84</text:p>
          </table:table-cell>
          <table:table-cell table:style-name="ce26" table:formula="of:=([.H8]/(1-[.$P$5]))" office:value-type="float" office:value="832.391469091697" calcext:value-type="float">
            <text:p>R$832,39</text:p>
          </table:table-cell>
          <table:table-cell table:style-name="ce26" table:formula="of:=([.H8]/(1-[.$O$7]))" office:value-type="float" office:value="847.064007932136" calcext:value-type="float">
            <text:p>R$847,06</text:p>
          </table:table-cell>
          <table:table-cell table:style-name="ce26" table:formula="of:=([.H8]/(1-[.$P$7]))" office:value-type="float" office:value="879.524136353238" calcext:value-type="float">
            <text:p>R$879,52</text:p>
          </table:table-cell>
          <table:table-cell table:style-name="ce27" table:formula="of:=([.H8]/(1-[.$O$9]))" office:value-type="float" office:value="896.339473070646" calcext:value-type="float">
            <text:p>R$ 896,34</text:p>
          </table:table-cell>
          <table:table-cell table:style-name="ce27" table:formula="of:=[.H8]-[.G8]" office:value-type="float" office:value="219.68" calcext:value-type="float">
            <text:p>R$ 219,68</text:p>
          </table:table-cell>
          <table:table-cell table:style-name="ce28" office:value-type="string" calcext:value-type="string">
            <text:p>Tx 12x</text:p>
          </table:table-cell>
          <table:table-cell table:style-name="ce28" office:value-type="string" calcext:value-type="string">
            <text:p>Ganho %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9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0" calcext:value-type="float">
            <text:p>50</text:p>
          </table:table-cell>
          <table:table-cell table:style-name="ce25" table:formula="of:=([.C9]*2+[.D9]*2)*180/10000" office:value-type="float" office:value="3.6" calcext:value-type="float">
            <text:p>3,6</text:p>
          </table:table-cell>
          <table:table-cell table:style-name="ce26" office:value-type="float" office:value="100" calcext:value-type="float">
            <text:p>R$100,00</text:p>
          </table:table-cell>
          <table:table-cell table:style-name="ce26" table:formula="of:=([.E9]*[.$O$3])+[.$P$3]+[.F9]" office:value-type="float" office:value="549.2" calcext:value-type="float">
            <text:p>R$549,20</text:p>
          </table:table-cell>
          <table:table-cell table:style-name="ce26" table:formula="of:=[.G9]+[.G9]*[.$P$9]" office:value-type="float" office:value="768.88" calcext:value-type="float">
            <text:p>R$768,88</text:p>
          </table:table-cell>
          <table:table-cell table:style-name="ce26" table:formula="of:=([.H9]/(1-[.$O$5]))" office:value-type="float" office:value="808.836524300442" calcext:value-type="float">
            <text:p>R$808,84</text:p>
          </table:table-cell>
          <table:table-cell table:style-name="ce26" table:formula="of:=([.H9]/(1-[.$P$5]))" office:value-type="float" office:value="832.391469091697" calcext:value-type="float">
            <text:p>R$832,39</text:p>
          </table:table-cell>
          <table:table-cell table:style-name="ce26" table:formula="of:=([.H9]/(1-[.$O$7]))" office:value-type="float" office:value="847.064007932136" calcext:value-type="float">
            <text:p>R$847,06</text:p>
          </table:table-cell>
          <table:table-cell table:style-name="ce26" table:formula="of:=([.H9]/(1-[.$P$7]))" office:value-type="float" office:value="879.524136353238" calcext:value-type="float">
            <text:p>R$879,52</text:p>
          </table:table-cell>
          <table:table-cell table:style-name="ce27" table:formula="of:=([.H9]/(1-[.$O$9]))" office:value-type="float" office:value="896.339473070646" calcext:value-type="float">
            <text:p>R$ 896,34</text:p>
          </table:table-cell>
          <table:table-cell table:style-name="ce27" table:formula="of:=[.H9]-[.G9]" office:value-type="float" office:value="219.68" calcext:value-type="float">
            <text:p>R$ 219,68</text:p>
          </table:table-cell>
          <table:table-cell table:style-name="ce30" office:value-type="percentage" office:value="0.1422" calcext:value-type="percentage">
            <text:p>14,22%</text:p>
          </table:table-cell>
          <table:table-cell table:style-name="ce31" office:value-type="percentage" office:value="0.4" calcext:value-type="percentage">
            <text:p>40%</text:p>
          </table:table-cell>
          <table:table-cell table:number-columns-repeated="1008"/>
        </table:table-row>
        <table:table-row table:style-name="ro1">
          <table:table-cell table:style-name="ce25" office:value-type="string" calcext:value-type="string">
            <text:p>19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([.C10]*2+[.D10]*2)*180/10000" office:value-type="float" office:value="3.78" calcext:value-type="float">
            <text:p>3,78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0]*[.$O$3])+[.$P$3]+[.F10]" office:value-type="float" office:value="571.66" calcext:value-type="float">
            <text:p>R$571,66</text:p>
          </table:table-cell>
          <table:table-cell table:style-name="ce26" table:formula="of:=[.G10]+[.G10]*[.$P$9]" office:value-type="float" office:value="800.324" calcext:value-type="float">
            <text:p>R$800,32</text:p>
          </table:table-cell>
          <table:table-cell table:style-name="ce26" table:formula="of:=([.H10]/(1-[.$O$5]))" office:value-type="float" office:value="841.914580265096" calcext:value-type="float">
            <text:p>R$841,91</text:p>
          </table:table-cell>
          <table:table-cell table:style-name="ce26" table:formula="of:=([.H10]/(1-[.$P$5]))" office:value-type="float" office:value="866.432824510122" calcext:value-type="float">
            <text:p>R$866,43</text:p>
          </table:table-cell>
          <table:table-cell table:style-name="ce26" table:formula="of:=([.H10]/(1-[.$O$7]))" office:value-type="float" office:value="881.705409276193" calcext:value-type="float">
            <text:p>R$881,71</text:p>
          </table:table-cell>
          <table:table-cell table:style-name="ce26" table:formula="of:=([.H10]/(1-[.$P$7]))" office:value-type="float" office:value="915.493022191718" calcext:value-type="float">
            <text:p>R$915,49</text:p>
          </table:table-cell>
          <table:table-cell table:style-name="ce27" table:formula="of:=([.H10]/(1-[.$O$9]))" office:value-type="float" office:value="932.996036372115" calcext:value-type="float">
            <text:p>R$ 933,00</text:p>
          </table:table-cell>
          <table:table-cell table:style-name="ce27" table:formula="of:=[.H10]-[.G10]" office:value-type="float" office:value="228.664" calcext:value-type="float">
            <text:p>R$ 228,66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0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([.C11]*2+[.D11]*2)*180/10000" office:value-type="float" office:value="3.78" calcext:value-type="float">
            <text:p>3,78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1]*[.$O$3])+[.$P$3]+[.F11]" office:value-type="float" office:value="571.66" calcext:value-type="float">
            <text:p>R$571,66</text:p>
          </table:table-cell>
          <table:table-cell table:style-name="ce26" table:formula="of:=[.G11]+[.G11]*[.$P$9]" office:value-type="float" office:value="800.324" calcext:value-type="float">
            <text:p>R$800,32</text:p>
          </table:table-cell>
          <table:table-cell table:style-name="ce26" table:formula="of:=([.H11]/(1-[.$O$5]))" office:value-type="float" office:value="841.914580265096" calcext:value-type="float">
            <text:p>R$841,91</text:p>
          </table:table-cell>
          <table:table-cell table:style-name="ce26" table:formula="of:=([.H11]/(1-[.$P$5]))" office:value-type="float" office:value="866.432824510122" calcext:value-type="float">
            <text:p>R$866,43</text:p>
          </table:table-cell>
          <table:table-cell table:style-name="ce26" table:formula="of:=([.H11]/(1-[.$O$7]))" office:value-type="float" office:value="881.705409276193" calcext:value-type="float">
            <text:p>R$881,71</text:p>
          </table:table-cell>
          <table:table-cell table:style-name="ce26" table:formula="of:=([.H11]/(1-[.$P$7]))" office:value-type="float" office:value="915.493022191718" calcext:value-type="float">
            <text:p>R$915,49</text:p>
          </table:table-cell>
          <table:table-cell table:style-name="ce27" table:formula="of:=([.H11]/(1-[.$O$9]))" office:value-type="float" office:value="932.996036372115" calcext:value-type="float">
            <text:p>R$ 933,00</text:p>
          </table:table-cell>
          <table:table-cell table:style-name="ce27" table:formula="of:=[.H11]-[.G11]" office:value-type="float" office:value="228.664" calcext:value-type="float">
            <text:p>R$ 228,66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0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5" calcext:value-type="float">
            <text:p>55</text:p>
          </table:table-cell>
          <table:table-cell table:style-name="ce25" table:formula="of:=([.C12]*2+[.D12]*2)*180/10000" office:value-type="float" office:value="3.96" calcext:value-type="float">
            <text:p>3,96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2]*[.$O$3])+[.$P$3]+[.F12]" office:value-type="float" office:value="589.12" calcext:value-type="float">
            <text:p>R$589,12</text:p>
          </table:table-cell>
          <table:table-cell table:style-name="ce26" table:formula="of:=[.G12]+[.G12]*[.$P$9]" office:value-type="float" office:value="824.768" calcext:value-type="float">
            <text:p>R$824,77</text:p>
          </table:table-cell>
          <table:table-cell table:style-name="ce26" table:formula="of:=([.H12]/(1-[.$O$5]))" office:value-type="float" office:value="867.628865979381" calcext:value-type="float">
            <text:p>R$867,63</text:p>
          </table:table-cell>
          <table:table-cell table:style-name="ce26" table:formula="of:=([.H12]/(1-[.$P$5]))" office:value-type="float" office:value="892.895961892389" calcext:value-type="float">
            <text:p>R$892,90</text:p>
          </table:table-cell>
          <table:table-cell table:style-name="ce26" table:formula="of:=([.H12]/(1-[.$O$7]))" office:value-type="float" office:value="908.635011567699" calcext:value-type="float">
            <text:p>R$908,64</text:p>
          </table:table-cell>
          <table:table-cell table:style-name="ce26" table:formula="of:=([.H12]/(1-[.$P$7]))" office:value-type="float" office:value="943.454587051018" calcext:value-type="float">
            <text:p>R$943,45</text:p>
          </table:table-cell>
          <table:table-cell table:style-name="ce27" table:formula="of:=([.H12]/(1-[.$O$9]))" office:value-type="float" office:value="961.49218932152" calcext:value-type="float">
            <text:p>R$ 961,49</text:p>
          </table:table-cell>
          <table:table-cell table:style-name="ce27" table:formula="of:=[.H12]-[.G12]" office:value-type="float" office:value="235.648" calcext:value-type="float">
            <text:p>R$ 235,65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1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5" calcext:value-type="float">
            <text:p>55</text:p>
          </table:table-cell>
          <table:table-cell table:style-name="ce25" table:formula="of:=([.C13]*2+[.D13]*2)*180/10000" office:value-type="float" office:value="3.96" calcext:value-type="float">
            <text:p>3,96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3]*[.$O$3])+[.$P$3]+[.F13]" office:value-type="float" office:value="589.12" calcext:value-type="float">
            <text:p>R$589,12</text:p>
          </table:table-cell>
          <table:table-cell table:style-name="ce26" table:formula="of:=[.G13]+[.G13]*[.$P$9]" office:value-type="float" office:value="824.768" calcext:value-type="float">
            <text:p>R$824,77</text:p>
          </table:table-cell>
          <table:table-cell table:style-name="ce26" table:formula="of:=([.H13]/(1-[.$O$5]))" office:value-type="float" office:value="867.628865979381" calcext:value-type="float">
            <text:p>R$867,63</text:p>
          </table:table-cell>
          <table:table-cell table:style-name="ce26" table:formula="of:=([.H13]/(1-[.$P$5]))" office:value-type="float" office:value="892.895961892389" calcext:value-type="float">
            <text:p>R$892,90</text:p>
          </table:table-cell>
          <table:table-cell table:style-name="ce26" table:formula="of:=([.H13]/(1-[.$O$7]))" office:value-type="float" office:value="908.635011567699" calcext:value-type="float">
            <text:p>R$908,64</text:p>
          </table:table-cell>
          <table:table-cell table:style-name="ce26" table:formula="of:=([.H13]/(1-[.$P$7]))" office:value-type="float" office:value="943.454587051018" calcext:value-type="float">
            <text:p>R$943,45</text:p>
          </table:table-cell>
          <table:table-cell table:style-name="ce27" table:formula="of:=([.H13]/(1-[.$O$9]))" office:value-type="float" office:value="961.49218932152" calcext:value-type="float">
            <text:p>R$ 961,49</text:p>
          </table:table-cell>
          <table:table-cell table:style-name="ce27" table:formula="of:=[.H13]-[.G13]" office:value-type="float" office:value="235.648" calcext:value-type="float">
            <text:p>R$ 235,65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1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formula="of:=([.C14]*2+[.D14]*2)*180/10000" office:value-type="float" office:value="4.14" calcext:value-type="float">
            <text:p>4,14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4]*[.$O$3])+[.$P$3]+[.F14]" office:value-type="float" office:value="606.58" calcext:value-type="float">
            <text:p>R$606,58</text:p>
          </table:table-cell>
          <table:table-cell table:style-name="ce26" table:formula="of:=[.G14]+[.G14]*[.$P$9]" office:value-type="float" office:value="849.212" calcext:value-type="float">
            <text:p>R$849,21</text:p>
          </table:table-cell>
          <table:table-cell table:style-name="ce26" table:formula="of:=([.H14]/(1-[.$O$5]))" office:value-type="float" office:value="893.343151693667" calcext:value-type="float">
            <text:p>R$893,34</text:p>
          </table:table-cell>
          <table:table-cell table:style-name="ce26" table:formula="of:=([.H14]/(1-[.$P$5]))" office:value-type="float" office:value="919.359099274656" calcext:value-type="float">
            <text:p>R$919,36</text:p>
          </table:table-cell>
          <table:table-cell table:style-name="ce26" table:formula="of:=([.H14]/(1-[.$O$7]))" office:value-type="float" office:value="935.564613859204" calcext:value-type="float">
            <text:p>R$935,56</text:p>
          </table:table-cell>
          <table:table-cell table:style-name="ce26" table:formula="of:=([.H14]/(1-[.$P$7]))" office:value-type="float" office:value="971.416151910318" calcext:value-type="float">
            <text:p>R$971,42</text:p>
          </table:table-cell>
          <table:table-cell table:style-name="ce27" table:formula="of:=([.H14]/(1-[.$O$9]))" office:value-type="float" office:value="989.988342270926" calcext:value-type="float">
            <text:p>R$ 989,99</text:p>
          </table:table-cell>
          <table:table-cell table:style-name="ce27" table:formula="of:=[.H14]-[.G14]" office:value-type="float" office:value="242.632" calcext:value-type="float">
            <text:p>R$ 242,63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2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formula="of:=([.C15]*2+[.D15]*2)*180/10000" office:value-type="float" office:value="4.14" calcext:value-type="float">
            <text:p>4,14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5]*[.$O$3])+[.$P$3]+[.F15]" office:value-type="float" office:value="606.58" calcext:value-type="float">
            <text:p>R$606,58</text:p>
          </table:table-cell>
          <table:table-cell table:style-name="ce26" table:formula="of:=[.G15]+[.G15]*[.$P$9]" office:value-type="float" office:value="849.212" calcext:value-type="float">
            <text:p>R$849,21</text:p>
          </table:table-cell>
          <table:table-cell table:style-name="ce26" table:formula="of:=([.H15]/(1-[.$O$5]))" office:value-type="float" office:value="893.343151693667" calcext:value-type="float">
            <text:p>R$893,34</text:p>
          </table:table-cell>
          <table:table-cell table:style-name="ce26" table:formula="of:=([.H15]/(1-[.$P$5]))" office:value-type="float" office:value="919.359099274656" calcext:value-type="float">
            <text:p>R$919,36</text:p>
          </table:table-cell>
          <table:table-cell table:style-name="ce26" table:formula="of:=([.H15]/(1-[.$O$7]))" office:value-type="float" office:value="935.564613859204" calcext:value-type="float">
            <text:p>R$935,56</text:p>
          </table:table-cell>
          <table:table-cell table:style-name="ce26" table:formula="of:=([.H15]/(1-[.$P$7]))" office:value-type="float" office:value="971.416151910318" calcext:value-type="float">
            <text:p>R$971,42</text:p>
          </table:table-cell>
          <table:table-cell table:style-name="ce27" table:formula="of:=([.H15]/(1-[.$O$9]))" office:value-type="float" office:value="989.988342270926" calcext:value-type="float">
            <text:p>R$ 989,99</text:p>
          </table:table-cell>
          <table:table-cell table:style-name="ce27" table:formula="of:=[.H15]-[.G15]" office:value-type="float" office:value="242.632" calcext:value-type="float">
            <text:p>R$ 242,63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25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0" calcext:value-type="float">
            <text:p>60</text:p>
          </table:table-cell>
          <table:table-cell table:style-name="ce25" table:formula="of:=([.C16]*2+[.D16]*2)*180/10000" office:value-type="float" office:value="4.32" calcext:value-type="float">
            <text:p>4,32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6]*[.$O$3])+[.$P$3]+[.F16]" office:value-type="float" office:value="624.04" calcext:value-type="float">
            <text:p>R$624,04</text:p>
          </table:table-cell>
          <table:table-cell table:style-name="ce26" table:formula="of:=[.G16]+[.G16]*[.$P$9]" office:value-type="float" office:value="873.656" calcext:value-type="float">
            <text:p>R$873,66</text:p>
          </table:table-cell>
          <table:table-cell table:style-name="ce26" table:formula="of:=([.H16]/(1-[.$O$5]))" office:value-type="float" office:value="919.057437407953" calcext:value-type="float">
            <text:p>R$919,06</text:p>
          </table:table-cell>
          <table:table-cell table:style-name="ce26" table:formula="of:=([.H16]/(1-[.$P$5]))" office:value-type="float" office:value="945.822236656923" calcext:value-type="float">
            <text:p>R$945,82</text:p>
          </table:table-cell>
          <table:table-cell table:style-name="ce26" table:formula="of:=([.H16]/(1-[.$O$7]))" office:value-type="float" office:value="962.494216150711" calcext:value-type="float">
            <text:p>R$962,49</text:p>
          </table:table-cell>
          <table:table-cell table:style-name="ce26" table:formula="of:=([.H16]/(1-[.$P$7]))" office:value-type="float" office:value="999.377716769618" calcext:value-type="float">
            <text:p>R$999,38</text:p>
          </table:table-cell>
          <table:table-cell table:style-name="ce27" table:formula="of:=([.H16]/(1-[.$O$9]))" office:value-type="float" office:value="1018.48449522033" calcext:value-type="float">
            <text:p>R$ 1.018,48</text:p>
          </table:table-cell>
          <table:table-cell table:style-name="ce27" table:formula="of:=[.H16]-[.G16]" office:value-type="float" office:value="249.616" calcext:value-type="float">
            <text:p>R$ 249,62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30x180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60" calcext:value-type="float">
            <text:p>60</text:p>
          </table:table-cell>
          <table:table-cell table:style-name="ce25" table:formula="of:=([.C17]*2+[.D17]*2)*180/10000" office:value-type="float" office:value="4.32" calcext:value-type="float">
            <text:p>4,32</text:p>
          </table:table-cell>
          <table:table-cell table:style-name="ce26" office:value-type="float" office:value="105" calcext:value-type="float">
            <text:p>R$105,00</text:p>
          </table:table-cell>
          <table:table-cell table:style-name="ce26" table:formula="of:=([.E17]*[.$O$3])+[.$P$3]+[.F17]" office:value-type="float" office:value="624.04" calcext:value-type="float">
            <text:p>R$624,04</text:p>
          </table:table-cell>
          <table:table-cell table:style-name="ce26" table:formula="of:=[.G17]+[.G17]*[.$P$9]" office:value-type="float" office:value="873.656" calcext:value-type="float">
            <text:p>R$873,66</text:p>
          </table:table-cell>
          <table:table-cell table:style-name="ce26" table:formula="of:=([.H17]/(1-[.$O$5]))" office:value-type="float" office:value="919.057437407953" calcext:value-type="float">
            <text:p>R$919,06</text:p>
          </table:table-cell>
          <table:table-cell table:style-name="ce26" table:formula="of:=([.H17]/(1-[.$P$5]))" office:value-type="float" office:value="945.822236656923" calcext:value-type="float">
            <text:p>R$945,82</text:p>
          </table:table-cell>
          <table:table-cell table:style-name="ce26" table:formula="of:=([.H17]/(1-[.$O$7]))" office:value-type="float" office:value="962.494216150711" calcext:value-type="float">
            <text:p>R$962,49</text:p>
          </table:table-cell>
          <table:table-cell table:style-name="ce26" table:formula="of:=([.H17]/(1-[.$P$7]))" office:value-type="float" office:value="999.377716769618" calcext:value-type="float">
            <text:p>R$999,38</text:p>
          </table:table-cell>
          <table:table-cell table:style-name="ce27" table:formula="of:=([.H17]/(1-[.$O$9]))" office:value-type="float" office:value="1018.48449522033" calcext:value-type="float">
            <text:p>R$ 1.018,48</text:p>
          </table:table-cell>
          <table:table-cell table:style-name="ce27" table:formula="of:=[.H17]-[.G17]" office:value-type="float" office:value="249.616" calcext:value-type="float">
            <text:p>R$ 249,62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35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formula="of:=([.C18]*2+[.D18]*2)*180/10000" office:value-type="float" office:value="4.5" calcext:value-type="float">
            <text:p>4,5</text:p>
          </table:table-cell>
          <table:table-cell table:style-name="ce26" office:value-type="float" office:value="125" calcext:value-type="float">
            <text:p>R$125,00</text:p>
          </table:table-cell>
          <table:table-cell table:style-name="ce26" table:formula="of:=([.E18]*[.$O$3])+[.$P$3]+[.F18]" office:value-type="float" office:value="661.5" calcext:value-type="float">
            <text:p>R$661,50</text:p>
          </table:table-cell>
          <table:table-cell table:style-name="ce26" table:formula="of:=[.G18]+[.G18]*[.$P$9]" office:value-type="float" office:value="926.1" calcext:value-type="float">
            <text:p>R$926,10</text:p>
          </table:table-cell>
          <table:table-cell table:style-name="ce26" table:formula="of:=([.H18]/(1-[.$O$5]))" office:value-type="float" office:value="974.226804123711" calcext:value-type="float">
            <text:p>R$974,23</text:p>
          </table:table-cell>
          <table:table-cell table:style-name="ce26" table:formula="of:=([.H18]/(1-[.$P$5]))" office:value-type="float" office:value="1002.59824618383" calcext:value-type="float">
            <text:p>R$1.002,60</text:p>
          </table:table-cell>
          <table:table-cell table:style-name="ce26" table:formula="of:=([.H18]/(1-[.$O$7]))" office:value-type="float" office:value="1020.27101465242" calcext:value-type="float">
            <text:p>R$1.020,27</text:p>
          </table:table-cell>
          <table:table-cell table:style-name="ce26" table:formula="of:=([.H18]/(1-[.$P$7]))" office:value-type="float" office:value="1059.36856554564" calcext:value-type="float">
            <text:p>R$1.059,37</text:p>
          </table:table-cell>
          <table:table-cell table:style-name="ce27" table:formula="of:=([.H18]/(1-[.$O$9]))" office:value-type="float" office:value="1079.62228957799" calcext:value-type="float">
            <text:p>R$ 1.079,62</text:p>
          </table:table-cell>
          <table:table-cell table:style-name="ce27" table:formula="of:=[.H18]-[.G18]" office:value-type="float" office:value="264.6" calcext:value-type="float">
            <text:p>R$ 264,60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240x18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formula="of:=([.C19]*2+[.D19]*2)*180/10000" office:value-type="float" office:value="4.5" calcext:value-type="float">
            <text:p>4,5</text:p>
          </table:table-cell>
          <table:table-cell table:style-name="ce26" office:value-type="float" office:value="125" calcext:value-type="float">
            <text:p>R$125,00</text:p>
          </table:table-cell>
          <table:table-cell table:style-name="ce26" table:formula="of:=([.E19]*[.$O$3])+[.$P$3]+[.F19]" office:value-type="float" office:value="661.5" calcext:value-type="float">
            <text:p>R$661,50</text:p>
          </table:table-cell>
          <table:table-cell table:style-name="ce26" table:formula="of:=[.G19]+[.G19]*[.$P$9]" office:value-type="float" office:value="926.1" calcext:value-type="float">
            <text:p>R$926,10</text:p>
          </table:table-cell>
          <table:table-cell table:style-name="ce26" table:formula="of:=([.H19]/(1-[.$O$5]))" office:value-type="float" office:value="974.226804123711" calcext:value-type="float">
            <text:p>R$974,23</text:p>
          </table:table-cell>
          <table:table-cell table:style-name="ce26" table:formula="of:=([.H19]/(1-[.$P$5]))" office:value-type="float" office:value="1002.59824618383" calcext:value-type="float">
            <text:p>R$1.002,60</text:p>
          </table:table-cell>
          <table:table-cell table:style-name="ce26" table:formula="of:=([.H19]/(1-[.$O$7]))" office:value-type="float" office:value="1020.27101465242" calcext:value-type="float">
            <text:p>R$1.020,27</text:p>
          </table:table-cell>
          <table:table-cell table:style-name="ce26" table:formula="of:=([.H19]/(1-[.$P$7]))" office:value-type="float" office:value="1059.36856554564" calcext:value-type="float">
            <text:p>R$1.059,37</text:p>
          </table:table-cell>
          <table:table-cell table:style-name="ce27" table:formula="of:=([.H19]/(1-[.$O$9]))" office:value-type="float" office:value="1079.62228957799" calcext:value-type="float">
            <text:p>R$ 1.079,62</text:p>
          </table:table-cell>
          <table:table-cell table:style-name="ce27" table:formula="of:=[.H19]-[.G19]" office:value-type="float" office:value="264.6" calcext:value-type="float">
            <text:p>R$ 264,60</text:p>
          </table:table-cell>
          <table:table-cell table:style-name="ce32"/>
          <table:table-cell table:style-name="ce33"/>
          <table:table-cell table:number-columns-repeated="100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text>R$ </number:text>
      <number:number number:decimal-places="2" number:min-decimal-places="2" number:min-integer-digits="1" number:grouping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8">
      <number:text>R$</number:text>
      <number:number number:decimal-places="2" number:min-decimal-places="2" number:min-integer-digits="1" number:grouping="true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/>
      <number:text>/</number:text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40">
      <number:day/>
      <number:text>/</number:text>
      <number:month number:textual="true"/>
    </number:dat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41">
      <number:month number:textual="true"/>
      <number:text>/</number:text>
      <number:year/>
    </number:date-style>
    <number:time-style style:name="N112">
      <number:minutes number:style="long"/>
      <number:text>:</number:text>
      <number:seconds number:style="long"/>
    </number:time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3:50:08.7280177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erdeFume" style:display-name="PageStyle_VerdeFu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lor" style:display-name="PageStyle_Incolo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35:36.556796371</dc:date>
    <meta:generator>LibreOffice/7.3.3.2$Linux_X86_64 LibreOffice_project/4985bca6212b77bf8c7a86bceeb2084ec86f4b6b</meta:generator>
    <meta:editing-duration>PT59S</meta:editing-duration>
    <meta:editing-cycles>1</meta:editing-cycles>
    <meta:document-statistic meta:table-count="2" meta:cell-count="337" meta:object-count="0"/>
    <meta:user-defined meta:name="AppVersion">16.0300</meta:user-defined>
  </office:meta>
</office:document-meta>
</file>